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311c" officeooo:paragraph-rsid="0003311c"/>
    </style:style>
    <style:style style:name="P2" style:family="paragraph" style:parent-style-name="Heading_20_3">
      <style:text-properties officeooo:rsid="0003311c" officeooo:paragraph-rsid="00033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07.10.2019</text:h>
      <text:p text:style-name="P1">Понял, что для проверки отражений нужно проверять пересечение луча вектора скорости движущегося объекта со сторонами не движущегося и искать ближайшее пересечение. Завтра надо будет это сдел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22:49.714089332</meta:creation-date>
    <meta:generator>LibreOffice/5.1.6.2$Linux_x86 LibreOffice_project/10m0$Build-2</meta:generator>
    <dc:date>2019-11-07T18:25:17.459576402</dc:date>
    <meta:editing-duration>PT2M28S</meta:editing-duration>
    <meta:editing-cycles>1</meta:editing-cycles>
    <meta:document-statistic meta:table-count="0" meta:image-count="0" meta:object-count="0" meta:page-count="1" meta:paragraph-count="2" meta:word-count="27" meta:character-count="204" meta:non-whitespace-character-count="179"/>
  </office:meta>
</office:document-meta>
</file>